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85pt"/>
    </style:style>
    <style:style style:name="co2" style:family="table-column">
      <style:table-column-properties fo:break-before="auto" style:column-width="166.9pt"/>
    </style:style>
    <style:style style:name="co3" style:family="table-column">
      <style:table-column-properties fo:break-before="auto" style:column-width="76pt"/>
    </style:style>
    <style:style style:name="co4" style:family="table-column">
      <style:table-column-properties fo:break-before="auto" style:column-width="75.2pt"/>
    </style:style>
    <style:style style:name="co5" style:family="table-column">
      <style:table-column-properties fo:break-before="auto" style:column-width="71.2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8.2pt"/>
    </style:style>
    <style:style style:name="co8" style:family="table-column">
      <style:table-column-properties fo:break-before="auto" style:column-width="101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6pt solid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color="#000099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ff3333"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color="#ff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SNF Merged (Sil = 0.838)</text:p>
          </table:table-cell>
          <table:covered-table-cell table:number-columns-repeated="2" table:style-name="ce3"/>
          <table:covered-table-cell table:number-columns-repeated="3"/>
          <table:table-cell/>
        </table:table-row>
        <table:table-row table:style-name="ro2">
          <table:table-cell table:style-name="ce2" office:value-type="string" calcext:value-type="string">
            <text:p>Slno</text:p>
          </table:table-cell>
          <table:table-cell office:value-type="string" calcext:value-type="string">
            <text:p>Name</text:p>
          </table:table-cell>
          <table:table-cell table:style-name="ce2" office:value-type="string" calcext:value-type="string">
            <text:p>Cluster 1</text:p>
          </table:table-cell>
          <table:table-cell table:style-name="ce2" office:value-type="string" calcext:value-type="string">
            <text:p>Cluster 2</text:p>
          </table:table-cell>
          <table:table-cell table:style-name="ce2" office:value-type="string" calcext:value-type="string">
            <text:p>Cluster 3</text:p>
          </table:table-cell>
          <table:table-cell table:style-name="ce2" office:value-type="string" calcext:value-type="string">
            <text:p>Cluster 4</text:p>
          </table:table-cell>
          <table:table-cell table:style-name="ce2" office:value-type="string" calcext:value-type="string">
            <text:p>P-value</text:p>
          </table:table-cell>
        </table:table-row>
        <table:table-row table:style-name="ro2">
          <table:table-cell table:style-name="ce2"/>
          <table:table-cell office:value-type="string" calcext:value-type="string">
            <text:p>Number of subjects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2" calcext:value-type="float">
            <text:p>32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.terreus conidial burden</text:p>
          </table:table-cell>
          <table:table-cell office:value-type="float" office:value="2713" calcext:value-type="float">
            <text:p>2713</text:p>
          </table:table-cell>
          <table:table-cell table:style-name="ce7" office:value-type="float" office:value="911" calcext:value-type="float">
            <text:p>911</text:p>
          </table:table-cell>
          <table:table-cell table:style-name="ce8" office:value-type="float" office:value="1476" calcext:value-type="float">
            <text:p>1476</text:p>
          </table:table-cell>
          <table:table-cell table:style-name="ce8" office:value-type="float" office:value="3380" calcext:value-type="float">
            <text:p>3380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table:number-columns-repeated="2"/>
          <table:table-cell table:style-name="ce8" office:value-type="float" office:value="2713" calcext:value-type="float">
            <text:p>2713</text:p>
          </table:table-cell>
          <table:table-cell table:style-name="ce7" office:value-type="float" office:value="911" calcext:value-type="float">
            <text:p>911</text:p>
          </table:table-cell>
          <table:table-cell table:style-name="ce8" office:value-type="float" office:value="1476" calcext:value-type="float">
            <text:p>1476</text:p>
          </table:table-cell>
          <table:table-cell table:style-name="ce7" office:value-type="float" office:value="3380" calcext:value-type="float">
            <text:p>3380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table:number-columns-repeated="2"/>
          <table:table-cell table:style-name="ce8" office:value-type="float" office:value="2713" calcext:value-type="float">
            <text:p>2713</text:p>
          </table:table-cell>
          <table:table-cell table:style-name="ce8" office:value-type="float" office:value="911" calcext:value-type="float">
            <text:p>911</text:p>
          </table:table-cell>
          <table:table-cell table:style-name="ce7" office:value-type="float" office:value="1476" calcext:value-type="float">
            <text:p>1476</text:p>
          </table:table-cell>
          <table:table-cell table:style-name="ce7" office:value-type="float" office:value="3380" calcext:value-type="float">
            <text:p>3380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MRC Score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o Exacerbation bf study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verity (Mild,Moderate,Severe)</text:p>
          </table:table-cell>
          <table:table-cell table:style-name="ce9" office:value-type="string" calcext:value-type="string">
            <text:p>(15.6,17.6,66.6)</text:p>
          </table:table-cell>
          <table:table-cell table:style-name="ce7" office:value-type="string" calcext:value-type="string">
            <text:p>(23,31,46)</text:p>
          </table:table-cell>
          <table:table-cell table:style-name="ce7" office:value-type="string" calcext:value-type="string">
            <text:p>(5.5,29.2,65.3)</text:p>
          </table:table-cell>
          <table:table-cell table:style-name="ce9" office:value-type="string" calcext:value-type="string">
            <text:p>(3.1,56.2,40.6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Inhaled Corticosteriods(yes,no)</text:p>
          </table:table-cell>
          <table:table-cell office:value-type="string" calcext:value-type="string">
            <text:p>(56,44)</text:p>
          </table:table-cell>
          <table:table-cell table:style-name="ce7" office:value-type="string" calcext:value-type="string">
            <text:p>(15,85)</text:p>
          </table:table-cell>
          <table:table-cell table:style-name="ce9" office:value-type="string" calcext:value-type="string">
            <text:p>(35,65)</text:p>
          </table:table-cell>
          <table:table-cell table:style-name="ce9" office:value-type="string" calcext:value-type="string">
            <text:p>(19,81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/>
          <table:table-cell office:value-type="string" calcext:value-type="string">
            <text:p>(56,44)</text:p>
          </table:table-cell>
          <table:table-cell table:style-name="ce9" office:value-type="string" calcext:value-type="string">
            <text:p>(15,85)</text:p>
          </table:table-cell>
          <table:table-cell table:style-name="ce7" office:value-type="string" calcext:value-type="string">
            <text:p>(35,65)</text:p>
          </table:table-cell>
          <table:table-cell table:style-name="ce9" office:value-type="string" calcext:value-type="string">
            <text:p>(19,81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(56,44)</text:p>
          </table:table-cell>
          <table:table-cell table:style-name="ce7" office:value-type="string" calcext:value-type="string">
            <text:p>(15,85)</text:p>
          </table:table-cell>
          <table:table-cell table:style-name="ce7" office:value-type="string" calcext:value-type="string">
            <text:p>(35,65)</text:p>
          </table:table-cell>
          <table:table-cell table:style-name="ce9" office:value-type="string" calcext:value-type="string">
            <text:p>(19,81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/>
          <table:table-cell office:value-type="string" calcext:value-type="string">
            <text:p>(56,44)</text:p>
          </table:table-cell>
          <table:table-cell table:style-name="ce9" office:value-type="string" calcext:value-type="string">
            <text:p>(15,85)</text:p>
          </table:table-cell>
          <table:table-cell table:style-name="ce9" office:value-type="string" calcext:value-type="string">
            <text:p>(35,65)</text:p>
          </table:table-cell>
          <table:table-cell table:style-name="ce7" office:value-type="string" calcext:value-type="string">
            <text:p>(19,81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BMI</text:p>
          </table:table-cell>
          <table:table-cell office:value-type="float" office:value="26.7" calcext:value-type="float">
            <text:p>26.7</text:p>
          </table:table-cell>
          <table:table-cell table:style-name="ce7" office:value-type="float" office:value="19.7" calcext:value-type="float">
            <text:p>19.7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22.7" calcext:value-type="float">
            <text:p>22.7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/>
          <table:table-cell office:value-type="float" office:value="26.7" calcext:value-type="float">
            <text:p>26.7</text:p>
          </table:table-cell>
          <table:table-cell table:style-name="ce9" office:value-type="float" office:value="19.7" calcext:value-type="float">
            <text:p>19.7</text:p>
          </table:table-cell>
          <table:table-cell table:style-name="ce7" office:value-type="float" office:value="19.5" calcext:value-type="float">
            <text:p>19.5</text:p>
          </table:table-cell>
          <table:table-cell table:style-name="ce9" office:value-type="float" office:value="22.7" calcext:value-type="float">
            <text:p>22.7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/>
          <table:table-cell office:value-type="float" office:value="26.7" calcext:value-type="float">
            <text:p>26.7</text:p>
          </table:table-cell>
          <table:table-cell table:style-name="ce9" office:value-type="float" office:value="19.7" calcext:value-type="float">
            <text:p>19.7</text:p>
          </table:table-cell>
          <table:table-cell table:style-name="ce9" office:value-type="float" office:value="19.5" calcext:value-type="float">
            <text:p>19.5</text:p>
          </table:table-cell>
          <table:table-cell table:style-name="ce7" office:value-type="float" office:value="22.7" calcext:value-type="float">
            <text:p>22.7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(Asian,Control,European)</text:p>
          </table:table-cell>
          <table:table-cell office:value-type="string" calcext:value-type="string">
            <text:p>(7.8,1.9,90.1)</text:p>
          </table:table-cell>
          <table:table-cell table:style-name="ce7" office:value-type="string" calcext:value-type="string">
            <text:p>(78.3,10.8,10.8)</text:p>
          </table:table-cell>
          <table:table-cell table:style-name="ce9" office:value-type="string" calcext:value-type="string">
            <text:p>(69.4,1.3,29.1)</text:p>
          </table:table-cell>
          <table:table-cell table:style-name="ce9" office:value-type="string" calcext:value-type="string">
            <text:p>(40.6,0,59.3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/>
          <table:table-cell office:value-type="string" calcext:value-type="string">
            <text:p>(7.8,1.9,90.1)</text:p>
          </table:table-cell>
          <table:table-cell table:style-name="ce9" office:value-type="string" calcext:value-type="string">
            <text:p>(78.3,10.8,10.8)</text:p>
          </table:table-cell>
          <table:table-cell table:style-name="ce7" office:value-type="string" calcext:value-type="string">
            <text:p>(69.4,1.3,29.1)</text:p>
          </table:table-cell>
          <table:table-cell table:style-name="ce9" office:value-type="string" calcext:value-type="string">
            <text:p>(40.6,0,59.3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/>
          <table:table-cell office:value-type="string" calcext:value-type="string">
            <text:p>(7.8,1.9,90.1)</text:p>
          </table:table-cell>
          <table:table-cell table:style-name="ce9" office:value-type="string" calcext:value-type="string">
            <text:p>(78.3,10.8,10.8)</text:p>
          </table:table-cell>
          <table:table-cell table:style-name="ce9" office:value-type="string" calcext:value-type="string">
            <text:p>(69.4,1.3,29.1)</text:p>
          </table:table-cell>
          <table:table-cell table:style-name="ce7" office:value-type="string" calcext:value-type="string">
            <text:p>(40.6,0,59.3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(7.8,1.9,90.1)</text:p>
          </table:table-cell>
          <table:table-cell table:style-name="ce7" office:value-type="string" calcext:value-type="string">
            <text:p>(78.3,10.8,10.8)</text:p>
          </table:table-cell>
          <table:table-cell table:style-name="ce9" office:value-type="string" calcext:value-type="string">
            <text:p>(69.4,1.3,29.1)</text:p>
          </table:table-cell>
          <table:table-cell table:style-name="ce7" office:value-type="string" calcext:value-type="string">
            <text:p>(40.6,0,59.3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(7.8,1.9,90.1)</text:p>
          </table:table-cell>
          <table:table-cell table:style-name="ce9" office:value-type="string" calcext:value-type="string">
            <text:p>(78.3,10.8,10.8)</text:p>
          </table:table-cell>
          <table:table-cell table:style-name="ce7" office:value-type="string" calcext:value-type="string">
            <text:p>(69.4,1.3,29.1)</text:p>
          </table:table-cell>
          <table:table-cell table:style-name="ce7" office:value-type="string" calcext:value-type="string">
            <text:p>(40.6,0,59.3)</text:p>
          </table:table-cell>
          <table:table-cell office:value-type="string" calcext:value-type="string">
            <text:p>&lt;0.05</text:p>
          </table:table-cell>
        </table:table-row>
        <table:table-row table:style-name="ro2">
          <table:table-cell/>
          <table:table-cell table:style-name="ce5" office:value-type="string" calcext:value-type="string">
            <text:p>Luminex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otaxin <text:s/></text:p>
          </table:table-cell>
          <table:table-cell table:style-name="ce3" office:value-type="float" office:value="0.037198022" calcext:value-type="float">
            <text:p>0.037198022</text:p>
          </table:table-cell>
          <table:table-cell office:value-type="float" office:value="0.3942875705" calcext:value-type="float">
            <text:p>0.3942875705</text:p>
          </table:table-cell>
          <table:table-cell office:value-type="float" office:value="0.205660066" calcext:value-type="float">
            <text:p>0.205660066</text:p>
          </table:table-cell>
          <table:table-cell office:value-type="float" office:value="0.07254846" calcext:value-type="float">
            <text:p>0.07254846</text:p>
          </table:table-cell>
          <table:table-cell office:value-type="float" office:value="0.00000996598281054589" calcext:value-type="float">
            <text:p>0.0000099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lt-3L <text:s/></text:p>
          </table:table-cell>
          <table:table-cell table:style-name="ce3" office:value-type="float" office:value="0.353390658" calcext:value-type="float">
            <text:p>0.353390658</text:p>
          </table:table-cell>
          <table:table-cell office:value-type="float" office:value="1.817978365" calcext:value-type="float">
            <text:p>1.817978365</text:p>
          </table:table-cell>
          <table:table-cell office:value-type="float" office:value="1.3395809655" calcext:value-type="float">
            <text:p>1.3395809655</text:p>
          </table:table-cell>
          <table:table-cell office:value-type="float" office:value="0.591219169" calcext:value-type="float">
            <text:p>0.591219169</text:p>
          </table:table-cell>
          <table:table-cell office:value-type="float" office:value="0.00367337501568333" calcext:value-type="float">
            <text:p>0.0036733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ractalkine <text:s/></text:p>
          </table:table-cell>
          <table:table-cell table:style-name="ce3" office:value-type="float" office:value="14.37798758" calcext:value-type="float">
            <text:p>14.37798758</text:p>
          </table:table-cell>
          <table:table-cell office:value-type="float" office:value="24.604595885" calcext:value-type="float">
            <text:p>24.604595885</text:p>
          </table:table-cell>
          <table:table-cell office:value-type="float" office:value="18.68539896" calcext:value-type="float">
            <text:p>18.68539896</text:p>
          </table:table-cell>
          <table:table-cell office:value-type="float" office:value="9.835459498" calcext:value-type="float">
            <text:p>9.835459498</text:p>
          </table:table-cell>
          <table:table-cell office:value-type="float" office:value="0.00334077924878829" calcext:value-type="float">
            <text:p>0.00334077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IL-13 <text:s/></text:p>
          </table:table-cell>
          <table:table-cell table:style-name="ce3" office:value-type="float" office:value="0.060379213" calcext:value-type="float">
            <text:p>0.060379213</text:p>
          </table:table-cell>
          <table:table-cell office:value-type="float" office:value="0.2318868135" calcext:value-type="float">
            <text:p>0.2318868135</text:p>
          </table:table-cell>
          <table:table-cell office:value-type="float" office:value="0.15291059" calcext:value-type="float">
            <text:p>0.15291059</text:p>
          </table:table-cell>
          <table:table-cell office:value-type="float" office:value="0.079560081" calcext:value-type="float">
            <text:p>0.079560081</text:p>
          </table:table-cell>
          <table:table-cell office:value-type="float" office:value="0.0101511243260323" calcext:value-type="float">
            <text:p>0.01015112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IL-1a <text:s/></text:p>
          </table:table-cell>
          <table:table-cell table:style-name="ce3" office:value-type="float" office:value="96.54799025" calcext:value-type="float">
            <text:p>96.54799025</text:p>
          </table:table-cell>
          <table:table-cell office:value-type="float" office:value="71.044253865" calcext:value-type="float">
            <text:p>71.044253865</text:p>
          </table:table-cell>
          <table:table-cell office:value-type="float" office:value="64.36461562" calcext:value-type="float">
            <text:p>64.36461562</text:p>
          </table:table-cell>
          <table:table-cell office:value-type="float" office:value="194.3640136" calcext:value-type="float">
            <text:p>194.3640136</text:p>
          </table:table-cell>
          <table:table-cell office:value-type="float" office:value="0.0113493137106628" calcext:value-type="float">
            <text:p>0.01134931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IL-1b <text:s/></text:p>
          </table:table-cell>
          <table:table-cell table:style-name="ce3" office:value-type="float" office:value="83.63879042" calcext:value-type="float">
            <text:p>83.63879042</text:p>
          </table:table-cell>
          <table:table-cell office:value-type="float" office:value="42.515492605" calcext:value-type="float">
            <text:p>42.515492605</text:p>
          </table:table-cell>
          <table:table-cell office:value-type="float" office:value="38.4577324" calcext:value-type="float">
            <text:p>38.4577324</text:p>
          </table:table-cell>
          <table:table-cell office:value-type="float" office:value="257.8091608" calcext:value-type="float">
            <text:p>257.8091608</text:p>
          </table:table-cell>
          <table:table-cell office:value-type="float" office:value="0.000864853710540775" calcext:value-type="float">
            <text:p>0.00086485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IL-9 <text:s/></text:p>
          </table:table-cell>
          <table:table-cell table:style-name="ce3" office:value-type="float" office:value="0.001726239" calcext:value-type="float">
            <text:p>0.001726239</text:p>
          </table:table-cell>
          <table:table-cell office:value-type="float" office:value="0.029029541" calcext:value-type="float">
            <text:p>0.029029541</text:p>
          </table:table-cell>
          <table:table-cell office:value-type="float" office:value="0.006943407" calcext:value-type="float">
            <text:p>0.006943407</text:p>
          </table:table-cell>
          <table:table-cell office:value-type="float" office:value="0.002185796" calcext:value-type="float">
            <text:p>0.002185796</text:p>
          </table:table-cell>
          <table:table-cell office:value-type="float" office:value="0.000884975716927185" calcext:value-type="float">
            <text:p>0.000884975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MCP-3 <text:s/></text:p>
          </table:table-cell>
          <table:table-cell table:style-name="ce3" office:value-type="float" office:value="0.990119321" calcext:value-type="float">
            <text:p>0.990119321</text:p>
          </table:table-cell>
          <table:table-cell office:value-type="float" office:value="2.4360504235" calcext:value-type="float">
            <text:p>2.4360504235</text:p>
          </table:table-cell>
          <table:table-cell office:value-type="float" office:value="2.031747624" calcext:value-type="float">
            <text:p>2.031747624</text:p>
          </table:table-cell>
          <table:table-cell office:value-type="float" office:value="1.18292146" calcext:value-type="float">
            <text:p>1.18292146</text:p>
          </table:table-cell>
          <table:table-cell office:value-type="float" office:value="0.0000568390838658163" calcext:value-type="float">
            <text:p>5.68390838658163E-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DGF-AA <text:s/></text:p>
          </table:table-cell>
          <table:table-cell table:style-name="ce3" office:value-type="float" office:value="0.321628485" calcext:value-type="float">
            <text:p>0.321628485</text:p>
          </table:table-cell>
          <table:table-cell office:value-type="float" office:value="0.7998440645" calcext:value-type="float">
            <text:p>0.7998440645</text:p>
          </table:table-cell>
          <table:table-cell office:value-type="float" office:value="0.765113725" calcext:value-type="float">
            <text:p>0.765113725</text:p>
          </table:table-cell>
          <table:table-cell office:value-type="float" office:value="0.361193894" calcext:value-type="float">
            <text:p>0.361193894</text:p>
          </table:table-cell>
          <table:table-cell office:value-type="float" office:value="0.00366400713102758" calcext:value-type="float">
            <text:p>0.003664007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PDGF-AB/BB <text:s/></text:p>
          </table:table-cell>
          <table:table-cell table:style-name="ce3" office:value-type="float" office:value="0.792853583" calcext:value-type="float">
            <text:p>0.792853583</text:p>
          </table:table-cell>
          <table:table-cell office:value-type="float" office:value="2.670337184" calcext:value-type="float">
            <text:p>2.670337184</text:p>
          </table:table-cell>
          <table:table-cell office:value-type="float" office:value="1.702843362" calcext:value-type="float">
            <text:p>1.702843362</text:p>
          </table:table-cell>
          <table:table-cell office:value-type="float" office:value="1.044722059" calcext:value-type="float">
            <text:p>1.044722059</text:p>
          </table:table-cell>
          <table:table-cell office:value-type="float" office:value="0.00000333893763527996" calcext:value-type="float">
            <text:p>3.33893763527996E-0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TNFa <text:s/></text:p>
          </table:table-cell>
          <table:table-cell table:style-name="ce3" office:value-type="float" office:value="28.62823119" calcext:value-type="float">
            <text:p>28.62823119</text:p>
          </table:table-cell>
          <table:table-cell office:value-type="float" office:value="16.24647403" calcext:value-type="float">
            <text:p>16.24647403</text:p>
          </table:table-cell>
          <table:table-cell office:value-type="float" office:value="15.058247775" calcext:value-type="float">
            <text:p>15.058247775</text:p>
          </table:table-cell>
          <table:table-cell office:value-type="float" office:value="86.27620868" calcext:value-type="float">
            <text:p>86.27620868</text:p>
          </table:table-cell>
          <table:table-cell office:value-type="float" office:value="0.000526768108416332" calcext:value-type="float">
            <text:p>0.000526768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TNFb <text:s/></text:p>
          </table:table-cell>
          <table:table-cell table:style-name="ce3" office:value-type="float" office:value="0.040757509" calcext:value-type="float">
            <text:p>0.040757509</text:p>
          </table:table-cell>
          <table:table-cell office:value-type="float" office:value="0.1353374545" calcext:value-type="float">
            <text:p>0.1353374545</text:p>
          </table:table-cell>
          <table:table-cell office:value-type="float" office:value="0.068191381" calcext:value-type="float">
            <text:p>0.068191381</text:p>
          </table:table-cell>
          <table:table-cell office:value-type="float" office:value="0.045335099" calcext:value-type="float">
            <text:p>0.045335099</text:p>
          </table:table-cell>
          <table:table-cell office:value-type="float" office:value="0.00177176713699028" calcext:value-type="float">
            <text:p>0.00177176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sCD40L <text:s/></text:p>
          </table:table-cell>
          <table:table-cell table:style-name="ce3" office:value-type="float" office:value="0.537758542" calcext:value-type="float">
            <text:p>0.537758542</text:p>
          </table:table-cell>
          <table:table-cell office:value-type="float" office:value="0.745419479" calcext:value-type="float">
            <text:p>0.745419479</text:p>
          </table:table-cell>
          <table:table-cell office:value-type="float" office:value="0.569978048" calcext:value-type="float">
            <text:p>0.569978048</text:p>
          </table:table-cell>
          <table:table-cell office:value-type="float" office:value="1.471569399" calcext:value-type="float">
            <text:p>1.471569399</text:p>
          </table:table-cell>
          <table:table-cell office:value-type="float" office:value="0.0344804179890828" calcext:value-type="float">
            <text:p>0.034480418</text:p>
          </table:table-cell>
        </table:table-row>
        <table:table-row table:style-name="ro2">
          <table:table-cell table:style-name="ce4" table:number-columns-repeated="7"/>
        </table:table-row>
      </table:table>
      <table:table table:name="Sheet2" table:style-name="ta1">
        <table:table-column table:style-name="co7" table:default-cell-style-name="ce3"/>
        <table:table-column table:style-name="co8" table:default-cell-style-name="ce3"/>
        <table:table-column table:style-name="co6" table:number-columns-repeated="5" table:default-cell-style-name="ce3"/>
        <table:table-row table:style-name="ro2">
          <table:table-cell table:style-name="ce10" office:value-type="string" calcext:value-type="string" table:number-columns-spanned="7" table:number-rows-spanned="1">
            <text:p>Bacterial</text:p>
          </table:table-cell>
          <table:covered-table-cell table:number-columns-repeated="6" table:style-name="ce2"/>
        </table:table-row>
        <table:table-row table:style-name="ro2">
          <table:table-cell table:style-name="ce2" office:value-type="string" calcext:value-type="string">
            <text:p>Sl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uster 1</text:p>
          </table:table-cell>
          <table:table-cell table:style-name="ce2" office:value-type="string" calcext:value-type="string">
            <text:p>Cluster 2</text:p>
          </table:table-cell>
          <table:table-cell table:style-name="ce2" office:value-type="string" calcext:value-type="string">
            <text:p>Cluster 3</text:p>
          </table:table-cell>
          <table:table-cell table:style-name="ce2" office:value-type="string" calcext:value-type="string">
            <text:p>Cluster 4</text:p>
          </table:table-cell>
          <table:table-cell table:style-name="ce2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tinobacillus</text:p>
          </table:table-cell>
          <table:table-cell office:value-type="float" office:value="0" calcext:value-type="float">
            <text:p>0</text:p>
          </table:table-cell>
          <table:table-cell office:value-type="float" office:value="0.0393074805" calcext:value-type="float">
            <text:p>0.0393074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25387453929103" calcext:value-type="float">
            <text:p>1.25387453929103E-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ctinomyces</text:p>
          </table:table-cell>
          <table:table-cell office:value-type="float" office:value="0" calcext:value-type="float">
            <text:p>0</text:p>
          </table:table-cell>
          <table:table-cell office:value-type="float" office:value="2.9253131815" calcext:value-type="float">
            <text:p>2.9253131815</text:p>
          </table:table-cell>
          <table:table-cell office:value-type="float" office:value="2.311716" calcext:value-type="float">
            <text:p>2.311716</text:p>
          </table:table-cell>
          <table:table-cell office:value-type="float" office:value="0.5899965" calcext:value-type="float">
            <text:p>0.5899965</text:p>
          </table:table-cell>
          <table:table-cell office:value-type="float" office:value="0.000000000000196615615828123" calcext:value-type="float">
            <text:p>1.96615615828123E-1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topobium</text:p>
          </table:table-cell>
          <table:table-cell office:value-type="float" office:value="0" calcext:value-type="float">
            <text:p>0</text:p>
          </table:table-cell>
          <table:table-cell office:value-type="float" office:value="0.113669816" calcext:value-type="float">
            <text:p>0.113669816</text:p>
          </table:table-cell>
          <table:table-cell office:value-type="float" office:value="0.0846282765" calcext:value-type="float">
            <text:p>0.0846282765</text:p>
          </table:table-cell>
          <table:table-cell office:value-type="float" office:value="0.0499118585" calcext:value-type="float">
            <text:p>0.0499118585</text:p>
          </table:table-cell>
          <table:table-cell office:value-type="float" office:value="0.0000000000127208601681155" calcext:value-type="float">
            <text:p>1.27208601681155E-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ulleidia</text:p>
          </table:table-cell>
          <table:table-cell office:value-type="float" office:value="0" calcext:value-type="float">
            <text:p>0</text:p>
          </table:table-cell>
          <table:table-cell office:value-type="float" office:value="0.106776755" calcext:value-type="float">
            <text:p>0.106776755</text:p>
          </table:table-cell>
          <table:table-cell office:value-type="float" office:value="0.01495821" calcext:value-type="float">
            <text:p>0.01495821</text:p>
          </table:table-cell>
          <table:table-cell office:value-type="float" office:value="0.007417297" calcext:value-type="float">
            <text:p>0.007417297</text:p>
          </table:table-cell>
          <table:table-cell office:value-type="float" office:value="0.000000000000941357216140777" calcext:value-type="float">
            <text:p>9.41357216140777E-1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mpylobacter</text:p>
          </table:table-cell>
          <table:table-cell office:value-type="float" office:value="0" calcext:value-type="float">
            <text:p>0</text:p>
          </table:table-cell>
          <table:table-cell office:value-type="float" office:value="0.1420570295" calcext:value-type="float">
            <text:p>0.1420570295</text:p>
          </table:table-cell>
          <table:table-cell office:value-type="float" office:value="0.08168598" calcext:value-type="float">
            <text:p>0.08168598</text:p>
          </table:table-cell>
          <table:table-cell office:value-type="float" office:value="0.0188887955" calcext:value-type="float">
            <text:p>0.0188887955</text:p>
          </table:table-cell>
          <table:table-cell office:value-type="float" office:value="1.8169924075858E-015" calcext:value-type="float">
            <text:p>1.8169924075858E-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pnocytophaga</text:p>
          </table:table-cell>
          <table:table-cell office:value-type="float" office:value="0" calcext:value-type="float">
            <text:p>0</text:p>
          </table:table-cell>
          <table:table-cell office:value-type="float" office:value="0.3500433085" calcext:value-type="float">
            <text:p>0.3500433085</text:p>
          </table:table-cell>
          <table:table-cell office:value-type="float" office:value="0.0448357165" calcext:value-type="float">
            <text:p>0.0448357165</text:p>
          </table:table-cell>
          <table:table-cell office:value-type="float" office:value="0.014001171" calcext:value-type="float">
            <text:p>0.014001171</text:p>
          </table:table-cell>
          <table:table-cell office:value-type="float" office:value="0.0000000000000447018821620838" calcext:value-type="float">
            <text:p>4.47018821620838E-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tonella</text:p>
          </table:table-cell>
          <table:table-cell office:value-type="float" office:value="0" calcext:value-type="float">
            <text:p>0</text:p>
          </table:table-cell>
          <table:table-cell office:value-type="float" office:value="0.028161081" calcext:value-type="float">
            <text:p>0.028161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169834341640075" calcext:value-type="float">
            <text:p>1.69834341640075E-0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usobacterium</text:p>
          </table:table-cell>
          <table:table-cell office:value-type="float" office:value="0" calcext:value-type="float">
            <text:p>0</text:p>
          </table:table-cell>
          <table:table-cell office:value-type="float" office:value="0.737292118" calcext:value-type="float">
            <text:p>0.737292118</text:p>
          </table:table-cell>
          <table:table-cell office:value-type="float" office:value="0.157083685" calcext:value-type="float">
            <text:p>0.157083685</text:p>
          </table:table-cell>
          <table:table-cell office:value-type="float" office:value="0.103121081" calcext:value-type="float">
            <text:p>0.103121081</text:p>
          </table:table-cell>
          <table:table-cell office:value-type="float" office:value="4.85852282015781E-017" calcext:value-type="float">
            <text:p>4.85852282015781E-1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emella</text:p>
          </table:table-cell>
          <table:table-cell office:value-type="float" office:value="0" calcext:value-type="float">
            <text:p>0</text:p>
          </table:table-cell>
          <table:table-cell office:value-type="float" office:value="1.5226619895" calcext:value-type="float">
            <text:p>1.5226619895</text:p>
          </table:table-cell>
          <table:table-cell office:value-type="float" office:value="0.077880417" calcext:value-type="float">
            <text:p>0.077880417</text:p>
          </table:table-cell>
          <table:table-cell office:value-type="float" office:value="0.0052803885" calcext:value-type="float">
            <text:p>0.0052803885</text:p>
          </table:table-cell>
          <table:table-cell office:value-type="float" office:value="0.0000000293606250044056" calcext:value-type="float">
            <text:p>2.93606250044056E-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emophilus</text:p>
          </table:table-cell>
          <table:table-cell office:value-type="float" office:value="28.76625436" calcext:value-type="float">
            <text:p>28.76625436</text:p>
          </table:table-cell>
          <table:table-cell office:value-type="float" office:value="4.0400263655" calcext:value-type="float">
            <text:p>4.0400263655</text:p>
          </table:table-cell>
          <table:table-cell office:value-type="float" office:value="0.475710542" calcext:value-type="float">
            <text:p>0.475710542</text:p>
          </table:table-cell>
          <table:table-cell office:value-type="float" office:value="66.395148095" calcext:value-type="float">
            <text:p>66.395148095</text:p>
          </table:table-cell>
          <table:table-cell office:value-type="float" office:value="7.92906744039787E-028" calcext:value-type="float">
            <text:p>7.92906744039787E-2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eptotrichia</text:p>
          </table:table-cell>
          <table:table-cell office:value-type="float" office:value="0" calcext:value-type="float">
            <text:p>0</text:p>
          </table:table-cell>
          <table:table-cell office:value-type="float" office:value="1.141257424" calcext:value-type="float">
            <text:p>1.141257424</text:p>
          </table:table-cell>
          <table:table-cell office:value-type="float" office:value="0.16238957" calcext:value-type="float">
            <text:p>0.16238957</text:p>
          </table:table-cell>
          <table:table-cell office:value-type="float" office:value="0.064858284" calcext:value-type="float">
            <text:p>0.064858284</text:p>
          </table:table-cell>
          <table:table-cell office:value-type="float" office:value="2.92150653111064E-019" calcext:value-type="float">
            <text:p>2.92150653111064E-1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egasphaera</text:p>
          </table:table-cell>
          <table:table-cell office:value-type="float" office:value="0" calcext:value-type="float">
            <text:p>0</text:p>
          </table:table-cell>
          <table:table-cell office:value-type="float" office:value="0.0379510575" calcext:value-type="float">
            <text:p>0.037951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25790070820999" calcext:value-type="float">
            <text:p>2.25790070820999E-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gibacterium</text:p>
          </table:table-cell>
          <table:table-cell office:value-type="float" office:value="0" calcext:value-type="float">
            <text:p>0</text:p>
          </table:table-cell>
          <table:table-cell office:value-type="float" office:value="0.0453323815" calcext:value-type="float">
            <text:p>0.0453323815</text:p>
          </table:table-cell>
          <table:table-cell office:value-type="float" office:value="0" calcext:value-type="float">
            <text:p>0</text:p>
          </table:table-cell>
          <table:table-cell office:value-type="float" office:value="0.0121689025" calcext:value-type="float">
            <text:p>0.0121689025</text:p>
          </table:table-cell>
          <table:table-cell office:value-type="float" office:value="0.000000000633075065595251" calcext:value-type="float">
            <text:p>6.33075065595251E-1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ryella</text:p>
          </table:table-cell>
          <table:table-cell office:value-type="float" office:value="0" calcext:value-type="float">
            <text:p>0</text:p>
          </table:table-cell>
          <table:table-cell office:value-type="float" office:value="0.050163136" calcext:value-type="float">
            <text:p>0.050163136</text:p>
          </table:table-cell>
          <table:table-cell office:value-type="float" office:value="0" calcext:value-type="float">
            <text:p>0</text:p>
          </table:table-cell>
          <table:table-cell office:value-type="float" office:value="0.01502719" calcext:value-type="float">
            <text:p>0.01502719</text:p>
          </table:table-cell>
          <table:table-cell office:value-type="float" office:value="0.000000043381005664727" calcext:value-type="float">
            <text:p>4.3381005664727E-0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Neisseria</text:p>
          </table:table-cell>
          <table:table-cell office:value-type="float" office:value="0" calcext:value-type="float">
            <text:p>0</text:p>
          </table:table-cell>
          <table:table-cell office:value-type="float" office:value="9.840120812" calcext:value-type="float">
            <text:p>9.840120812</text:p>
          </table:table-cell>
          <table:table-cell office:value-type="float" office:value="0.1607464315" calcext:value-type="float">
            <text:p>0.1607464315</text:p>
          </table:table-cell>
          <table:table-cell office:value-type="float" office:value="0.1854412325" calcext:value-type="float">
            <text:p>0.1854412325</text:p>
          </table:table-cell>
          <table:table-cell office:value-type="float" office:value="2.86274446148501E-017" calcext:value-type="float">
            <text:p>2.86274446148501E-1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Oribacterium</text:p>
          </table:table-cell>
          <table:table-cell office:value-type="float" office:value="0" calcext:value-type="float">
            <text:p>0</text:p>
          </table:table-cell>
          <table:table-cell office:value-type="float" office:value="0.1213273035" calcext:value-type="float">
            <text:p>0.1213273035</text:p>
          </table:table-cell>
          <table:table-cell office:value-type="float" office:value="0.0498132285" calcext:value-type="float">
            <text:p>0.0498132285</text:p>
          </table:table-cell>
          <table:table-cell office:value-type="float" office:value="0.025525773" calcext:value-type="float">
            <text:p>0.025525773</text:p>
          </table:table-cell>
          <table:table-cell office:value-type="float" office:value="0.000000000000476687415627223" calcext:value-type="float">
            <text:p>4.76687415627223E-1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rvimonas</text:p>
          </table:table-cell>
          <table:table-cell office:value-type="float" office:value="0" calcext:value-type="float">
            <text:p>0</text:p>
          </table:table-cell>
          <table:table-cell office:value-type="float" office:value="0.0504208375" calcext:value-type="float">
            <text:p>0.0504208375</text:p>
          </table:table-cell>
          <table:table-cell office:value-type="float" office:value="0" calcext:value-type="float">
            <text:p>0</text:p>
          </table:table-cell>
          <table:table-cell office:value-type="float" office:value="0.017262318" calcext:value-type="float">
            <text:p>0.017262318</text:p>
          </table:table-cell>
          <table:table-cell office:value-type="float" office:value="0.0000000951334278025589" calcext:value-type="float">
            <text:p>9.51334278025589E-0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eptostreptococcus</text:p>
          </table:table-cell>
          <table:table-cell office:value-type="float" office:value="0" calcext:value-type="float">
            <text:p>0</text:p>
          </table:table-cell>
          <table:table-cell office:value-type="float" office:value="0.04178753" calcext:value-type="float">
            <text:p>0.04178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814159553148765" calcext:value-type="float">
            <text:p>8.14159553148765E-1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orphyromonas</text:p>
          </table:table-cell>
          <table:table-cell office:value-type="float" office:value="0" calcext:value-type="float">
            <text:p>0</text:p>
          </table:table-cell>
          <table:table-cell office:value-type="float" office:value="1.2740604325" calcext:value-type="float">
            <text:p>1.2740604325</text:p>
          </table:table-cell>
          <table:table-cell office:value-type="float" office:value="0.056424653" calcext:value-type="float">
            <text:p>0.056424653</text:p>
          </table:table-cell>
          <table:table-cell office:value-type="float" office:value="0.188781048" calcext:value-type="float">
            <text:p>0.188781048</text:p>
          </table:table-cell>
          <table:table-cell office:value-type="float" office:value="0.000000000000342842399944771" calcext:value-type="float">
            <text:p>3.42842399944771E-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revotella</text:p>
          </table:table-cell>
          <table:table-cell office:value-type="float" office:value="0" calcext:value-type="float">
            <text:p>0</text:p>
          </table:table-cell>
          <table:table-cell office:value-type="float" office:value="5.4866624845" calcext:value-type="float">
            <text:p>5.4866624845</text:p>
          </table:table-cell>
          <table:table-cell office:value-type="float" office:value="3.233858931" calcext:value-type="float">
            <text:p>3.233858931</text:p>
          </table:table-cell>
          <table:table-cell office:value-type="float" office:value="0.7068805475" calcext:value-type="float">
            <text:p>0.7068805475</text:p>
          </table:table-cell>
          <table:table-cell office:value-type="float" office:value="1.04193582423276E-018" calcext:value-type="float">
            <text:p>1.04193582423276E-1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othia</text:p>
          </table:table-cell>
          <table:table-cell office:value-type="float" office:value="7.869565217" calcext:value-type="float">
            <text:p>7.869565217</text:p>
          </table:table-cell>
          <table:table-cell office:value-type="float" office:value="9.6120305595" calcext:value-type="float">
            <text:p>9.6120305595</text:p>
          </table:table-cell>
          <table:table-cell office:value-type="float" office:value="8.0262786665" calcext:value-type="float">
            <text:p>8.0262786665</text:p>
          </table:table-cell>
          <table:table-cell office:value-type="float" office:value="2.480148464" calcext:value-type="float">
            <text:p>2.480148464</text:p>
          </table:table-cell>
          <table:table-cell office:value-type="float" office:value="0.000456010930182755" calcext:value-type="float">
            <text:p>0.000456010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elenomonas</text:p>
          </table:table-cell>
          <table:table-cell office:value-type="float" office:value="0" calcext:value-type="float">
            <text:p>0</text:p>
          </table:table-cell>
          <table:table-cell office:value-type="float" office:value="0.107261425" calcext:value-type="float">
            <text:p>0.107261425</text:p>
          </table:table-cell>
          <table:table-cell office:value-type="float" office:value="0.097722103" calcext:value-type="float">
            <text:p>0.097722103</text:p>
          </table:table-cell>
          <table:table-cell office:value-type="float" office:value="0.045480695" calcext:value-type="float">
            <text:p>0.045480695</text:p>
          </table:table-cell>
          <table:table-cell office:value-type="float" office:value="0.0000000000996108055513426" calcext:value-type="float">
            <text:p>9.96108055513426E-1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treptococcus</text:p>
          </table:table-cell>
          <table:table-cell office:value-type="float" office:value="51.26" calcext:value-type="float">
            <text:p>51.26</text:p>
          </table:table-cell>
          <table:table-cell office:value-type="float" office:value="18.753677675" calcext:value-type="float">
            <text:p>18.753677675</text:p>
          </table:table-cell>
          <table:table-cell office:value-type="float" office:value="17.32743669" calcext:value-type="float">
            <text:p>17.32743669</text:p>
          </table:table-cell>
          <table:table-cell office:value-type="float" office:value="12.84165444" calcext:value-type="float">
            <text:p>12.84165444</text:p>
          </table:table-cell>
          <table:table-cell office:value-type="float" office:value="2.58302729499433E-017" calcext:value-type="float">
            <text:p>2.58302729499433E-1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annerella</text:p>
          </table:table-cell>
          <table:table-cell office:value-type="float" office:value="0" calcext:value-type="float">
            <text:p>0</text:p>
          </table:table-cell>
          <table:table-cell office:value-type="float" office:value="0.022033138" calcext:value-type="float">
            <text:p>0.022033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10248000012525" calcext:value-type="float">
            <text:p>1.10248000012525E-0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eillonella</text:p>
          </table:table-cell>
          <table:table-cell office:value-type="float" office:value="0" calcext:value-type="float">
            <text:p>0</text:p>
          </table:table-cell>
          <table:table-cell office:value-type="float" office:value="3.0661564845" calcext:value-type="float">
            <text:p>3.0661564845</text:p>
          </table:table-cell>
          <table:table-cell office:value-type="float" office:value="2.9266361325" calcext:value-type="float">
            <text:p>2.9266361325</text:p>
          </table:table-cell>
          <table:table-cell office:value-type="float" office:value="0.687664803" calcext:value-type="float">
            <text:p>0.687664803</text:p>
          </table:table-cell>
          <table:table-cell office:value-type="float" office:value="1.54183616641158E-016" calcext:value-type="float">
            <text:p>1.54183616641158E-1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ggregatibacter</text:p>
          </table:table-cell>
          <table:table-cell office:value-type="float" office:value="0" calcext:value-type="float">
            <text:p>0</text:p>
          </table:table-cell>
          <table:table-cell office:value-type="float" office:value="0.025927417" calcext:value-type="float">
            <text:p>0.025927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11818793132908" calcext:value-type="float">
            <text:p>1.11818793132908E-0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ifidobacteri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51374750030654" calcext:value-type="float">
            <text:p>0.004513747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utyrivib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19601543308121" calcext:value-type="float">
            <text:p>1.19601543308121E-0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ardiobacteri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605610303616503" calcext:value-type="float">
            <text:p>6.05610303616503E-0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orynebacterium</text:p>
          </table:table-cell>
          <table:table-cell office:value-type="float" office:value="0" calcext:value-type="float">
            <text:p>0</text:p>
          </table:table-cell>
          <table:table-cell office:value-type="float" office:value="0.133988518" calcext:value-type="float">
            <text:p>0.133988518</text:p>
          </table:table-cell>
          <table:table-cell office:value-type="float" office:value="0.0249035175" calcext:value-type="float">
            <text:p>0.0249035175</text:p>
          </table:table-cell>
          <table:table-cell office:value-type="float" office:value="0.018785322" calcext:value-type="float">
            <text:p>0.018785322</text:p>
          </table:table-cell>
          <table:table-cell office:value-type="float" office:value="0.000000000000145211818412783" calcext:value-type="float">
            <text:p>1.45211818412783E-1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Dialis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07567656082074" calcext:value-type="float">
            <text:p>0.000207567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autropia</text:p>
          </table:table-cell>
          <table:table-cell office:value-type="float" office:value="0" calcext:value-type="float">
            <text:p>0</text:p>
          </table:table-cell>
          <table:table-cell office:value-type="float" office:value="0.1089536445" calcext:value-type="float">
            <text:p>0.1089536445</text:p>
          </table:table-cell>
          <table:table-cell office:value-type="float" office:value="0" calcext:value-type="float">
            <text:p>0</text:p>
          </table:table-cell>
          <table:table-cell office:value-type="float" office:value="0.006215813" calcext:value-type="float">
            <text:p>0.006215813</text:p>
          </table:table-cell>
          <table:table-cell office:value-type="float" office:value="0.00000000254562333943643" calcext:value-type="float">
            <text:p>2.54562333943643E-0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aludibac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551489678912246" calcext:value-type="float">
            <text:p>0.000551489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cardov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382145195919692" calcext:value-type="float">
            <text:p>3.82145195919692E-0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taphylococc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88695676494863" calcext:value-type="float">
            <text:p>0.000188695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Klebsie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54781595786151" calcext:value-type="float">
            <text:p>0.00954781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Trepone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11516031173074" calcext:value-type="float">
            <text:p>0.00001151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Filifact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871086784539044" calcext:value-type="float">
            <text:p>0.000871086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raxel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035754" calcext:value-type="float">
            <text:p>0.005035754</text:p>
          </table:table-cell>
          <table:table-cell office:value-type="float" office:value="0.000291960492469021" calcext:value-type="float">
            <text:p>0.000291960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chromobact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225640145254833" calcext:value-type="float">
            <text:p>0.00002256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ycoplas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44098806726525" calcext:value-type="float">
            <text:p>0.008440988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seudomonas</text:p>
          </table:table-cell>
          <table:table-cell office:value-type="float" office:value="0" calcext:value-type="float">
            <text:p>0</text:p>
          </table:table-cell>
          <table:table-cell office:value-type="float" office:value="0.053826748" calcext:value-type="float">
            <text:p>0.053826748</text:p>
          </table:table-cell>
          <table:table-cell office:value-type="float" office:value="0.22236913" calcext:value-type="float">
            <text:p>0.22236913</text:p>
          </table:table-cell>
          <table:table-cell office:value-type="float" office:value="0.020399837" calcext:value-type="float">
            <text:p>0.020399837</text:p>
          </table:table-cell>
          <table:table-cell office:value-type="float" office:value="0.00000661247371910535" calcext:value-type="float">
            <text:p>6.61247371910535E-06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chwartz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94500174185195" calcext:value-type="float">
            <text:p>0.039450017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actobacill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095685" calcext:value-type="float">
            <text:p>0.0446095685</text:p>
          </table:table-cell>
          <table:table-cell office:value-type="float" office:value="0" calcext:value-type="float">
            <text:p>0</text:p>
          </table:table-cell>
          <table:table-cell office:value-type="float" office:value="0.0000000837610366117295" calcext:value-type="float">
            <text:p>8.37610366117295E-0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Kinge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901675903013612" calcext:value-type="float">
            <text:p>0.00901675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Enterococc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9303928765307" calcext:value-type="float">
            <text:p>0.010930392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eptococc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937179247959362" calcext:value-type="float">
            <text:p>0.000937179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tenotrophomona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56115680152932" calcext:value-type="float">
            <text:p>0.006561156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Anaerovora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71961431344048" calcext:value-type="float">
            <text:p>0.0067196143</text:p>
          </table:table-cell>
        </table:table-row>
        <table:table-row table:style-name="ro2">
          <table:table-cell table:style-name="ce10" office:value-type="string" calcext:value-type="string" table:number-columns-spanned="7" table:number-rows-spanned="1">
            <text:p>Fungi</text:p>
          </table:table-cell>
          <table:covered-table-cell table:number-columns-repeated="6" table:style-name="ce2"/>
        </table:table-row>
        <table:table-row table:style-name="ro2">
          <table:table-cell table:style-name="ce2" office:value-type="string" calcext:value-type="string">
            <text:p>Slno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uster 1</text:p>
          </table:table-cell>
          <table:table-cell table:style-name="ce2" office:value-type="string" calcext:value-type="string">
            <text:p>Cluster 2</text:p>
          </table:table-cell>
          <table:table-cell table:style-name="ce2" office:value-type="string" calcext:value-type="string">
            <text:p>Cluster 3</text:p>
          </table:table-cell>
          <table:table-cell table:style-name="ce2" office:value-type="string" calcext:value-type="string">
            <text:p>Cluster 4</text:p>
          </table:table-cell>
          <table:table-cell table:style-name="ce2" office:value-type="string" calcext:value-type="string">
            <text:p>P-valu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terna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634307367227197" calcext:value-type="float">
            <text:p>0.000634307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ntrod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22754711413986" calcext:value-type="float">
            <text:p>0.00622754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spergillus</text:p>
          </table:table-cell>
          <table:table-cell office:value-type="float" office:value="0" calcext:value-type="float">
            <text:p>0</text:p>
          </table:table-cell>
          <table:table-cell office:value-type="float" office:value="0.157805994" calcext:value-type="float">
            <text:p>0.157805994</text:p>
          </table:table-cell>
          <table:table-cell office:value-type="float" office:value="0.0043891375" calcext:value-type="float">
            <text:p>0.0043891375</text:p>
          </table:table-cell>
          <table:table-cell office:value-type="float" office:value="0.0052904715" calcext:value-type="float">
            <text:p>0.0052904715</text:p>
          </table:table-cell>
          <table:table-cell office:value-type="float" office:value="0.00000000000873819479067943" calcext:value-type="float">
            <text:p>8.73819479067943E-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ricula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36137108104413" calcext:value-type="float">
            <text:p>0.007361371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tryt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00314166451343087" calcext:value-type="float">
            <text:p>3.14166451343087E-1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yssomeruli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41648098896815" calcext:value-type="float">
            <text:p>0.024164809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lopho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9116180729343" calcext:value-type="float">
            <text:p>0.036911618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ndida</text:p>
          </table:table-cell>
          <table:table-cell office:value-type="float" office:value="82.302589" calcext:value-type="float">
            <text:p>82.302589</text:p>
          </table:table-cell>
          <table:table-cell office:value-type="float" office:value="53.9375842" calcext:value-type="float">
            <text:p>53.9375842</text:p>
          </table:table-cell>
          <table:table-cell office:value-type="float" office:value="99.778750645" calcext:value-type="float">
            <text:p>99.778750645</text:p>
          </table:table-cell>
          <table:table-cell office:value-type="float" office:value="93.469214175" calcext:value-type="float">
            <text:p>93.469214175</text:p>
          </table:table-cell>
          <table:table-cell office:value-type="float" office:value="4.19831545681241E-026" calcext:value-type="float">
            <text:p>4.19831545681241E-2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eripo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984298059776361" calcext:value-type="float">
            <text:p>0.000984298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ladospori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822466" calcext:value-type="float">
            <text:p>0.000822466</text:p>
          </table:table-cell>
          <table:table-cell office:value-type="float" office:value="0.0041943005128788" calcext:value-type="float">
            <text:p>0.004194300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avispo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474781473135955" calcext:value-type="float">
            <text:p>4.74781473135955E-0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riolops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20102893648071" calcext:value-type="float">
            <text:p>0.022010289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ryptococcus</text:p>
          </table:table-cell>
          <table:table-cell office:value-type="float" office:value="0.749559083" calcext:value-type="float">
            <text:p>0.749559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7620534559589E-016" calcext:value-type="float">
            <text:p>8.7620534559589E-1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urvula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419100428664553" calcext:value-type="float">
            <text:p>0.004191004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ntomocortici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05912095778511" calcext:value-type="float">
            <text:p>0.00805912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Ganoder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35431509581552" calcext:value-type="float">
            <text:p>0.000235431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rammothe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99251924018131" calcext:value-type="float">
            <text:p>9.9251924018131E-0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ymenochae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790380118386554" calcext:value-type="float">
            <text:p>0.007903801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Hypochnici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9116180729343" calcext:value-type="float">
            <text:p>0.036911618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ntin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64145154320696" calcext:value-type="float">
            <text:p>0.003641451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lassez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8428369258676" calcext:value-type="float">
            <text:p>0.018842836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ycosphaere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74509091656477" calcext:value-type="float">
            <text:p>0.008745090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eofomite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3355723807546" calcext:value-type="float">
            <text:p>0.012335572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eokalmus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622754711413986" calcext:value-type="float">
            <text:p>0.00622754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enicillium</text:p>
          </table:table-cell>
          <table:table-cell office:value-type="float" office:value="0.268356318" calcext:value-type="float">
            <text:p>0.268356318</text:p>
          </table:table-cell>
          <table:table-cell office:value-type="float" office:value="0.005362632" calcext:value-type="float">
            <text:p>0.005362632</text:p>
          </table:table-cell>
          <table:table-cell office:value-type="float" office:value="0.000139529" calcext:value-type="float">
            <text:p>0.000139529</text:p>
          </table:table-cell>
          <table:table-cell office:value-type="float" office:value="0.0187256735" calcext:value-type="float">
            <text:p>0.0187256735</text:p>
          </table:table-cell>
          <table:table-cell office:value-type="float" office:value="0.00000000327400786549679" calcext:value-type="float">
            <text:p>3.27400786549679E-0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eniopho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616921868330334" calcext:value-type="float">
            <text:p>6.16921868330334E-0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erennipor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41183898150448" calcext:value-type="float">
            <text:p>0.00141183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ericon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72501687588964" calcext:value-type="float">
            <text:p>0.027250168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eyronellae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609959262231" calcext:value-type="float">
            <text:p>0.011609959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hanerochae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52376853740791" calcext:value-type="float">
            <text:p>5.2376853740791E-0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hellin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396973420730755" calcext:value-type="float">
            <text:p>3.96973420730755E-0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hleb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48291065899896" calcext:value-type="float">
            <text:p>0.001482910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hlebiops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3332564809236" calcext:value-type="float">
            <text:p>0.008333256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hom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33062222656168" calcext:value-type="float">
            <text:p>0.001330622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ichi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79974939049587" calcext:value-type="float">
            <text:p>0.003799749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ilatopor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7244470265432" calcext:value-type="float">
            <text:p>0.01372444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olypor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93223550088607" calcext:value-type="float">
            <text:p>0.02932235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orostere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37244470265432" calcext:value-type="float">
            <text:p>0.01372444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sathyrell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63348159628665" calcext:value-type="float">
            <text:p>0.005633481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seudogymnoasc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43415168891558" calcext:value-type="float">
            <text:p>0.014341516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Resinici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14946543644053" calcext:value-type="float">
            <text:p>0.000314946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accharomyces</text:p>
          </table:table-cell>
          <table:table-cell office:value-type="float" office:value="4.941860465" calcext:value-type="float">
            <text:p>4.941860465</text:p>
          </table:table-cell>
          <table:table-cell office:value-type="float" office:value="0.1032941705" calcext:value-type="float">
            <text:p>0.1032941705</text:p>
          </table:table-cell>
          <table:table-cell office:value-type="float" office:value="0.0176159775" calcext:value-type="float">
            <text:p>0.0176159775</text:p>
          </table:table-cell>
          <table:table-cell office:value-type="float" office:value="0.0513161025" calcext:value-type="float">
            <text:p>0.0513161025</text:p>
          </table:table-cell>
          <table:table-cell office:value-type="float" office:value="0.000000000108379200133545" calcext:value-type="float">
            <text:p>1.08379200133545E-1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chizophyll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49858571737335" calcext:value-type="float">
            <text:p>0.000149858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tagonosporops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96800082460452" calcext:value-type="float">
            <text:p>0.039680008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temphyli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9693463919336" calcext:value-type="float">
            <text:p>0.049693463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inctoporell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15000236382043" calcext:value-type="float">
            <text:p>0.041500023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Trichospor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591229109635752" calcext:value-type="float">
            <text:p>5.91229109635752E-0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Udeniomyc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75193246762495" calcext:value-type="float">
            <text:p>0.047519324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unidentified</text:p>
          </table:table-cell>
          <table:table-cell office:value-type="float" office:value="1.081685938" calcext:value-type="float">
            <text:p>1.081685938</text:p>
          </table:table-cell>
          <table:table-cell office:value-type="float" office:value="1.988283218" calcext:value-type="float">
            <text:p>1.988283218</text:p>
          </table:table-cell>
          <table:table-cell office:value-type="float" office:value="0.010117439" calcext:value-type="float">
            <text:p>0.010117439</text:p>
          </table:table-cell>
          <table:table-cell office:value-type="float" office:value="0.2529830535" calcext:value-type="float">
            <text:p>0.2529830535</text:p>
          </table:table-cell>
          <table:table-cell office:value-type="float" office:value="0.00000000445574305704917" calcext:value-type="float">
            <text:p>4.45574305704917E-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Wickerhamomyc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5528692500153" calcext:value-type="float">
            <text:p>0.010552869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Xylod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378129029483081" calcext:value-type="float">
            <text:p>0.003781290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Zasmidiu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69116180729343" calcext:value-type="float">
            <text:p>0.0369116181</text:p>
          </table:table-cell>
        </table:table-row>
        <table:table-row table:style-name="ro2">
          <table:table-cell/>
          <table:table-cell table:style-name="ce5" office:value-type="string" calcext:value-type="string">
            <text:p>Luminex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otaxin <text:s/></text:p>
          </table:table-cell>
          <table:table-cell office:value-type="float" office:value="0.037198022" calcext:value-type="float">
            <text:p>0.037198022</text:p>
          </table:table-cell>
          <table:table-cell office:value-type="float" office:value="0.3942875705" calcext:value-type="float">
            <text:p>0.3942875705</text:p>
          </table:table-cell>
          <table:table-cell office:value-type="float" office:value="0.205660066" calcext:value-type="float">
            <text:p>0.205660066</text:p>
          </table:table-cell>
          <table:table-cell office:value-type="float" office:value="0.07254846" calcext:value-type="float">
            <text:p>0.07254846</text:p>
          </table:table-cell>
          <table:table-cell office:value-type="float" office:value="0.00000996598281054589" calcext:value-type="float">
            <text:p>0.00000996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lt-3L <text:s/></text:p>
          </table:table-cell>
          <table:table-cell office:value-type="float" office:value="0.353390658" calcext:value-type="float">
            <text:p>0.353390658</text:p>
          </table:table-cell>
          <table:table-cell office:value-type="float" office:value="1.817978365" calcext:value-type="float">
            <text:p>1.817978365</text:p>
          </table:table-cell>
          <table:table-cell office:value-type="float" office:value="1.3395809655" calcext:value-type="float">
            <text:p>1.3395809655</text:p>
          </table:table-cell>
          <table:table-cell office:value-type="float" office:value="0.591219169" calcext:value-type="float">
            <text:p>0.591219169</text:p>
          </table:table-cell>
          <table:table-cell office:value-type="float" office:value="0.00367337501568333" calcext:value-type="float">
            <text:p>0.0036733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ractalkine <text:s/></text:p>
          </table:table-cell>
          <table:table-cell office:value-type="float" office:value="14.37798758" calcext:value-type="float">
            <text:p>14.37798758</text:p>
          </table:table-cell>
          <table:table-cell office:value-type="float" office:value="24.604595885" calcext:value-type="float">
            <text:p>24.604595885</text:p>
          </table:table-cell>
          <table:table-cell office:value-type="float" office:value="18.68539896" calcext:value-type="float">
            <text:p>18.68539896</text:p>
          </table:table-cell>
          <table:table-cell office:value-type="float" office:value="9.835459498" calcext:value-type="float">
            <text:p>9.835459498</text:p>
          </table:table-cell>
          <table:table-cell office:value-type="float" office:value="0.00334077924878829" calcext:value-type="float">
            <text:p>0.003340779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L-13 <text:s/></text:p>
          </table:table-cell>
          <table:table-cell office:value-type="float" office:value="0.060379213" calcext:value-type="float">
            <text:p>0.060379213</text:p>
          </table:table-cell>
          <table:table-cell office:value-type="float" office:value="0.2318868135" calcext:value-type="float">
            <text:p>0.2318868135</text:p>
          </table:table-cell>
          <table:table-cell office:value-type="float" office:value="0.15291059" calcext:value-type="float">
            <text:p>0.15291059</text:p>
          </table:table-cell>
          <table:table-cell office:value-type="float" office:value="0.079560081" calcext:value-type="float">
            <text:p>0.079560081</text:p>
          </table:table-cell>
          <table:table-cell office:value-type="float" office:value="0.0101511243260323" calcext:value-type="float">
            <text:p>0.010151124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L-1a <text:s/></text:p>
          </table:table-cell>
          <table:table-cell office:value-type="float" office:value="96.54799025" calcext:value-type="float">
            <text:p>96.54799025</text:p>
          </table:table-cell>
          <table:table-cell office:value-type="float" office:value="71.044253865" calcext:value-type="float">
            <text:p>71.044253865</text:p>
          </table:table-cell>
          <table:table-cell office:value-type="float" office:value="64.36461562" calcext:value-type="float">
            <text:p>64.36461562</text:p>
          </table:table-cell>
          <table:table-cell office:value-type="float" office:value="194.3640136" calcext:value-type="float">
            <text:p>194.3640136</text:p>
          </table:table-cell>
          <table:table-cell office:value-type="float" office:value="0.0113493137106628" calcext:value-type="float">
            <text:p>0.01134931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L-1b <text:s/></text:p>
          </table:table-cell>
          <table:table-cell office:value-type="float" office:value="83.63879042" calcext:value-type="float">
            <text:p>83.63879042</text:p>
          </table:table-cell>
          <table:table-cell office:value-type="float" office:value="42.515492605" calcext:value-type="float">
            <text:p>42.515492605</text:p>
          </table:table-cell>
          <table:table-cell office:value-type="float" office:value="38.4577324" calcext:value-type="float">
            <text:p>38.4577324</text:p>
          </table:table-cell>
          <table:table-cell office:value-type="float" office:value="257.8091608" calcext:value-type="float">
            <text:p>257.8091608</text:p>
          </table:table-cell>
          <table:table-cell office:value-type="float" office:value="0.000864853710540775" calcext:value-type="float">
            <text:p>0.00086485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L-9 <text:s/></text:p>
          </table:table-cell>
          <table:table-cell office:value-type="float" office:value="0.001726239" calcext:value-type="float">
            <text:p>0.001726239</text:p>
          </table:table-cell>
          <table:table-cell office:value-type="float" office:value="0.029029541" calcext:value-type="float">
            <text:p>0.029029541</text:p>
          </table:table-cell>
          <table:table-cell office:value-type="float" office:value="0.006943407" calcext:value-type="float">
            <text:p>0.006943407</text:p>
          </table:table-cell>
          <table:table-cell office:value-type="float" office:value="0.002185796" calcext:value-type="float">
            <text:p>0.002185796</text:p>
          </table:table-cell>
          <table:table-cell office:value-type="float" office:value="0.000884975716927185" calcext:value-type="float">
            <text:p>0.000884975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CP-3 <text:s/></text:p>
          </table:table-cell>
          <table:table-cell office:value-type="float" office:value="0.990119321" calcext:value-type="float">
            <text:p>0.990119321</text:p>
          </table:table-cell>
          <table:table-cell office:value-type="float" office:value="2.4360504235" calcext:value-type="float">
            <text:p>2.4360504235</text:p>
          </table:table-cell>
          <table:table-cell office:value-type="float" office:value="2.031747624" calcext:value-type="float">
            <text:p>2.031747624</text:p>
          </table:table-cell>
          <table:table-cell office:value-type="float" office:value="1.18292146" calcext:value-type="float">
            <text:p>1.18292146</text:p>
          </table:table-cell>
          <table:table-cell office:value-type="float" office:value="0.0000568390838658163" calcext:value-type="float">
            <text:p>5.68390838658163E-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DGF-AA <text:s/></text:p>
          </table:table-cell>
          <table:table-cell office:value-type="float" office:value="0.321628485" calcext:value-type="float">
            <text:p>0.321628485</text:p>
          </table:table-cell>
          <table:table-cell office:value-type="float" office:value="0.7998440645" calcext:value-type="float">
            <text:p>0.7998440645</text:p>
          </table:table-cell>
          <table:table-cell office:value-type="float" office:value="0.765113725" calcext:value-type="float">
            <text:p>0.765113725</text:p>
          </table:table-cell>
          <table:table-cell office:value-type="float" office:value="0.361193894" calcext:value-type="float">
            <text:p>0.361193894</text:p>
          </table:table-cell>
          <table:table-cell office:value-type="float" office:value="0.00366400713102758" calcext:value-type="float">
            <text:p>0.003664007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DGF-AB/BB <text:s/></text:p>
          </table:table-cell>
          <table:table-cell office:value-type="float" office:value="0.792853583" calcext:value-type="float">
            <text:p>0.792853583</text:p>
          </table:table-cell>
          <table:table-cell office:value-type="float" office:value="2.670337184" calcext:value-type="float">
            <text:p>2.670337184</text:p>
          </table:table-cell>
          <table:table-cell office:value-type="float" office:value="1.702843362" calcext:value-type="float">
            <text:p>1.702843362</text:p>
          </table:table-cell>
          <table:table-cell office:value-type="float" office:value="1.044722059" calcext:value-type="float">
            <text:p>1.044722059</text:p>
          </table:table-cell>
          <table:table-cell office:value-type="float" office:value="0.00000333893763527996" calcext:value-type="float">
            <text:p>3.33893763527996E-0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NFa <text:s/></text:p>
          </table:table-cell>
          <table:table-cell office:value-type="float" office:value="28.62823119" calcext:value-type="float">
            <text:p>28.62823119</text:p>
          </table:table-cell>
          <table:table-cell office:value-type="float" office:value="16.24647403" calcext:value-type="float">
            <text:p>16.24647403</text:p>
          </table:table-cell>
          <table:table-cell office:value-type="float" office:value="15.058247775" calcext:value-type="float">
            <text:p>15.058247775</text:p>
          </table:table-cell>
          <table:table-cell office:value-type="float" office:value="86.27620868" calcext:value-type="float">
            <text:p>86.27620868</text:p>
          </table:table-cell>
          <table:table-cell office:value-type="float" office:value="0.000526768108416332" calcext:value-type="float">
            <text:p>0.000526768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NFb <text:s/></text:p>
          </table:table-cell>
          <table:table-cell office:value-type="float" office:value="0.040757509" calcext:value-type="float">
            <text:p>0.040757509</text:p>
          </table:table-cell>
          <table:table-cell office:value-type="float" office:value="0.1353374545" calcext:value-type="float">
            <text:p>0.1353374545</text:p>
          </table:table-cell>
          <table:table-cell office:value-type="float" office:value="0.068191381" calcext:value-type="float">
            <text:p>0.068191381</text:p>
          </table:table-cell>
          <table:table-cell office:value-type="float" office:value="0.045335099" calcext:value-type="float">
            <text:p>0.045335099</text:p>
          </table:table-cell>
          <table:table-cell office:value-type="float" office:value="0.00177176713699028" calcext:value-type="float">
            <text:p>0.001771767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CD40L <text:s/></text:p>
          </table:table-cell>
          <table:table-cell office:value-type="float" office:value="0.537758542" calcext:value-type="float">
            <text:p>0.537758542</text:p>
          </table:table-cell>
          <table:table-cell office:value-type="float" office:value="0.745419479" calcext:value-type="float">
            <text:p>0.745419479</text:p>
          </table:table-cell>
          <table:table-cell office:value-type="float" office:value="0.569978048" calcext:value-type="float">
            <text:p>0.569978048</text:p>
          </table:table-cell>
          <table:table-cell office:value-type="float" office:value="1.471569399" calcext:value-type="float">
            <text:p>1.471569399</text:p>
          </table:table-cell>
          <table:table-cell office:value-type="float" office:value="0.0344804179890828" calcext:value-type="float">
            <text:p>0.034480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16:59:01.564771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5:27:58.506115490</meta:creation-date>
    <meta:generator>LibreOffice/5.1.3.2$Linux_X86_64 LibreOffice_project/644e4637d1d8544fd9f56425bd6cec110e49301b</meta:generator>
    <dc:date>2018-08-15T17:16:43.994838146</dc:date>
    <meta:editing-duration>PT1H10S</meta:editing-duration>
    <meta:editing-cycles>27</meta:editing-cycles>
    <meta:document-statistic meta:table-count="2" meta:cell-count="1054" meta:object-count="0"/>
  </office:meta>
</office:document-meta>
</file>